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heta lr</text:p>
          </table:table-cell>
          <table:table-cell office:value-type="string" calcext:value-type="string">
            <text:p>phi lr</text:p>
          </table:table-cell>
          <table:table-cell office:value-type="string" calcext:value-type="string">
            <text:p>elbo </text:p>
          </table:table-cell>
          <table:table-cell office:value-type="string" calcext:value-type="string">
            <text:p>mcc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46423585663248" calcext:value-type="float">
            <text:p>0.004464235856632</text:p>
          </table:table-cell>
          <table:table-cell office:value-type="float" office:value="0.00127672371331503" calcext:value-type="float">
            <text:p>0.001276723713315</text:p>
          </table:table-cell>
          <table:table-cell office:value-type="float" office:value="-17876.4526631882" calcext:value-type="float">
            <text:p>-17876.4526631882</text:p>
          </table:table-cell>
          <table:table-cell office:value-type="float" office:value="0.0447227727563236" calcext:value-type="float">
            <text:p>0.044722772756324</text:p>
          </table:table-cell>
          <table:table-cell/>
          <table:table-cell table:formula="of:=LOG([.B3])" office:value-type="float" office:value="-2.35025286861167" calcext:value-type="float">
            <text:p>-2.35025286861167</text:p>
          </table:table-cell>
          <table:table-cell table:formula="of:=LOG([.C3])" office:value-type="float" office:value="-2.89390307514444" calcext:value-type="float">
            <text:p>-2.89390307514444</text:p>
          </table:table-cell>
          <table:table-cell office:value-type="float" office:value="-17876.4526631882" calcext:value-type="float">
            <text:p>-17876.4526631882</text:p>
          </table:table-cell>
          <table:table-cell office:value-type="float" office:value="0.0447227727563236" calcext:value-type="float">
            <text:p>0.044722772756324</text:p>
          </table:table-cell>
          <table:table-cell table:formula="of:=ABS([.I3])" office:value-type="float" office:value="17876.4526631882" calcext:value-type="float">
            <text:p>17876.4526631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68348291290638" calcext:value-type="float">
            <text:p>0.066834829129064</text:p>
          </table:table-cell>
          <table:table-cell office:value-type="float" office:value="0.00570898641743087" calcext:value-type="float">
            <text:p>0.005708986417431</text:p>
          </table:table-cell>
          <table:table-cell office:value-type="float" office:value="-7038.45306230571" calcext:value-type="float">
            <text:p>-7038.45306230571</text:p>
          </table:table-cell>
          <table:table-cell office:value-type="float" office:value="0.655022693966783" calcext:value-type="float">
            <text:p>0.655022693966783</text:p>
          </table:table-cell>
          <table:table-cell/>
          <table:table-cell table:formula="of:=LOG([.B4])" office:value-type="float" office:value="-1.1749971579346" calcext:value-type="float">
            <text:p>-1.1749971579346</text:p>
          </table:table-cell>
          <table:table-cell table:formula="of:=LOG([.C4])" office:value-type="float" office:value="-2.2434409902464" calcext:value-type="float">
            <text:p>-2.2434409902464</text:p>
          </table:table-cell>
          <table:table-cell office:value-type="float" office:value="-7038.45306230571" calcext:value-type="float">
            <text:p>-7038.45306230571</text:p>
          </table:table-cell>
          <table:table-cell office:value-type="float" office:value="0.655022693966783" calcext:value-type="float">
            <text:p>0.655022693966783</text:p>
          </table:table-cell>
          <table:table-cell table:formula="of:=ABS([.I4])" office:value-type="float" office:value="7038.45306230571" calcext:value-type="float">
            <text:p>7038.45306230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11877528947735" calcext:value-type="float">
            <text:p>0.002118775289477</text:p>
          </table:table-cell>
          <table:table-cell office:value-type="float" office:value="0.01095712512831" calcext:value-type="float">
            <text:p>0.01095712512831</text:p>
          </table:table-cell>
          <table:table-cell office:value-type="float" office:value="-14124.6231879939" calcext:value-type="float">
            <text:p>-14124.6231879939</text:p>
          </table:table-cell>
          <table:table-cell office:value-type="float" office:value="0.569900384360713" calcext:value-type="float">
            <text:p>0.569900384360713</text:p>
          </table:table-cell>
          <table:table-cell/>
          <table:table-cell table:formula="of:=LOG([.B5])" office:value-type="float" office:value="-2.67391510072899" calcext:value-type="float">
            <text:p>-2.67391510072899</text:p>
          </table:table-cell>
          <table:table-cell table:formula="of:=LOG([.C5])" office:value-type="float" office:value="-1.96030337876128" calcext:value-type="float">
            <text:p>-1.96030337876128</text:p>
          </table:table-cell>
          <table:table-cell office:value-type="float" office:value="-14124.6231879939" calcext:value-type="float">
            <text:p>-14124.6231879939</text:p>
          </table:table-cell>
          <table:table-cell office:value-type="float" office:value="0.569900384360713" calcext:value-type="float">
            <text:p>0.569900384360713</text:p>
          </table:table-cell>
          <table:table-cell table:formula="of:=ABS([.I5])" office:value-type="float" office:value="14124.6231879939" calcext:value-type="float">
            <text:p>14124.62318799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52796758958379" calcext:value-type="float">
            <text:p>0.055279675895838</text:p>
          </table:table-cell>
          <table:table-cell office:value-type="float" office:value="0.0468837254390538" calcext:value-type="float">
            <text:p>0.046883725439054</text:p>
          </table:table-cell>
          <table:table-cell office:value-type="float" office:value="-6069.08948410918" calcext:value-type="float">
            <text:p>-6069.08948410918</text:p>
          </table:table-cell>
          <table:table-cell office:value-type="float" office:value="0.697302665939558" calcext:value-type="float">
            <text:p>0.697302665939558</text:p>
          </table:table-cell>
          <table:table-cell/>
          <table:table-cell table:formula="of:=LOG([.B6])" office:value-type="float" office:value="-1.2574345118904" calcext:value-type="float">
            <text:p>-1.2574345118904</text:p>
          </table:table-cell>
          <table:table-cell table:formula="of:=LOG([.C6])" office:value-type="float" office:value="-1.32897788603987" calcext:value-type="float">
            <text:p>-1.32897788603987</text:p>
          </table:table-cell>
          <table:table-cell office:value-type="float" office:value="-6069.08948410918" calcext:value-type="float">
            <text:p>-6069.08948410918</text:p>
          </table:table-cell>
          <table:table-cell office:value-type="float" office:value="0.697302665939558" calcext:value-type="float">
            <text:p>0.697302665939558</text:p>
          </table:table-cell>
          <table:table-cell table:formula="of:=ABS([.I6])" office:value-type="float" office:value="6069.08948410918" calcext:value-type="float">
            <text:p>6069.08948410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55629608915869" calcext:value-type="float">
            <text:p>0.000355629608916</text:p>
          </table:table-cell>
          <table:table-cell office:value-type="float" office:value="0.00505351390159072" calcext:value-type="float">
            <text:p>0.005053513901591</text:p>
          </table:table-cell>
          <table:table-cell office:value-type="float" office:value="-15602.6313796151" calcext:value-type="float">
            <text:p>-15602.6313796151</text:p>
          </table:table-cell>
          <table:table-cell office:value-type="float" office:value="0.460338394419166" calcext:value-type="float">
            <text:p>0.460338394419166</text:p>
          </table:table-cell>
          <table:table-cell/>
          <table:table-cell table:formula="of:=LOG([.B7])" office:value-type="float" office:value="-3.44900208782146" calcext:value-type="float">
            <text:p>-3.44900208782146</text:p>
          </table:table-cell>
          <table:table-cell table:formula="of:=LOG([.C7])" office:value-type="float" office:value="-2.29640653527124" calcext:value-type="float">
            <text:p>-2.29640653527124</text:p>
          </table:table-cell>
          <table:table-cell office:value-type="float" office:value="-15602.6313796151" calcext:value-type="float">
            <text:p>-15602.6313796151</text:p>
          </table:table-cell>
          <table:table-cell office:value-type="float" office:value="0.460338394419166" calcext:value-type="float">
            <text:p>0.460338394419166</text:p>
          </table:table-cell>
          <table:table-cell table:formula="of:=ABS([.I7])" office:value-type="float" office:value="15602.6313796151" calcext:value-type="float">
            <text:p>15602.6313796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437974873700299" calcext:value-type="float">
            <text:p>0.004379748737003</text:p>
          </table:table-cell>
          <table:table-cell office:value-type="float" office:value="0.000306857653787968" calcext:value-type="float">
            <text:p>0.000306857653788</text:p>
          </table:table-cell>
          <table:table-cell office:value-type="float" office:value="-17878.3653576769" calcext:value-type="float">
            <text:p>-17878.3653576769</text:p>
          </table:table-cell>
          <table:table-cell office:value-type="float" office:value="0.0441420873557492" calcext:value-type="float">
            <text:p>0.044142087355749</text:p>
          </table:table-cell>
          <table:table-cell/>
          <table:table-cell table:formula="of:=LOG([.B8])" office:value-type="float" office:value="-2.35855080393955" calcext:value-type="float">
            <text:p>-2.35855080393955</text:p>
          </table:table-cell>
          <table:table-cell table:formula="of:=LOG([.C8])" office:value-type="float" office:value="-3.51306303986766" calcext:value-type="float">
            <text:p>-3.51306303986766</text:p>
          </table:table-cell>
          <table:table-cell office:value-type="float" office:value="-17878.3653576769" calcext:value-type="float">
            <text:p>-17878.3653576769</text:p>
          </table:table-cell>
          <table:table-cell office:value-type="float" office:value="0.0441420873557492" calcext:value-type="float">
            <text:p>0.044142087355749</text:p>
          </table:table-cell>
          <table:table-cell table:formula="of:=ABS([.I8])" office:value-type="float" office:value="17878.3653576769" calcext:value-type="float">
            <text:p>17878.3653576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92756439349857" calcext:value-type="float">
            <text:p>0.079275643934986</text:p>
          </table:table-cell>
          <table:table-cell office:value-type="float" office:value="0.0105056385288385" calcext:value-type="float">
            <text:p>0.010505638528839</text:p>
          </table:table-cell>
          <table:table-cell office:value-type="float" office:value="-6601.87670417776" calcext:value-type="float">
            <text:p>-6601.87670417776</text:p>
          </table:table-cell>
          <table:table-cell office:value-type="float" office:value="0.66579471088718" calcext:value-type="float">
            <text:p>0.66579471088718</text:p>
          </table:table-cell>
          <table:table-cell/>
          <table:table-cell table:formula="of:=LOG([.B9])" office:value-type="float" office:value="-1.1008602216279" calcext:value-type="float">
            <text:p>-1.1008602216279</text:p>
          </table:table-cell>
          <table:table-cell table:formula="of:=LOG([.C9])" office:value-type="float" office:value="-1.97857754619724" calcext:value-type="float">
            <text:p>-1.97857754619724</text:p>
          </table:table-cell>
          <table:table-cell office:value-type="float" office:value="-6601.87670417776" calcext:value-type="float">
            <text:p>-6601.87670417776</text:p>
          </table:table-cell>
          <table:table-cell office:value-type="float" office:value="0.66579471088718" calcext:value-type="float">
            <text:p>0.66579471088718</text:p>
          </table:table-cell>
          <table:table-cell table:formula="of:=ABS([.I9])" office:value-type="float" office:value="6601.87670417776" calcext:value-type="float">
            <text:p>6601.87670417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4296624450747" calcext:value-type="float">
            <text:p>0.010429662445075</text:p>
          </table:table-cell>
          <table:table-cell office:value-type="float" office:value="0.000964305850869603" calcext:value-type="float">
            <text:p>0.00096430585087</text:p>
          </table:table-cell>
          <table:table-cell office:value-type="float" office:value="-17881.4980861571" calcext:value-type="float">
            <text:p>-17881.4980861571</text:p>
          </table:table-cell>
          <table:table-cell office:value-type="float" office:value="0.0455436005220587" calcext:value-type="float">
            <text:p>0.045543600522059</text:p>
          </table:table-cell>
          <table:table-cell/>
          <table:table-cell table:formula="of:=LOG([.B10])" office:value-type="float" office:value="-1.98172974724113" calcext:value-type="float">
            <text:p>-1.98172974724113</text:p>
          </table:table-cell>
          <table:table-cell table:formula="of:=LOG([.C10])" office:value-type="float" office:value="-3.01578519817409" calcext:value-type="float">
            <text:p>-3.01578519817409</text:p>
          </table:table-cell>
          <table:table-cell office:value-type="float" office:value="-17881.4980861571" calcext:value-type="float">
            <text:p>-17881.4980861571</text:p>
          </table:table-cell>
          <table:table-cell office:value-type="float" office:value="0.0455436005220587" calcext:value-type="float">
            <text:p>0.045543600522059</text:p>
          </table:table-cell>
          <table:table-cell table:formula="of:=ABS([.I10])" office:value-type="float" office:value="17881.4980861571" calcext:value-type="float">
            <text:p>17881.49808615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16993088682903" calcext:value-type="float">
            <text:p>0.000416993088683</text:p>
          </table:table-cell>
          <table:table-cell office:value-type="float" office:value="0.00622096595909657" calcext:value-type="float">
            <text:p>0.006220965959097</text:p>
          </table:table-cell>
          <table:table-cell office:value-type="float" office:value="-15016.9130427247" calcext:value-type="float">
            <text:p>-15016.9130427247</text:p>
          </table:table-cell>
          <table:table-cell office:value-type="float" office:value="0.526721520554526" calcext:value-type="float">
            <text:p>0.526721520554526</text:p>
          </table:table-cell>
          <table:table-cell/>
          <table:table-cell table:formula="of:=LOG([.B11])" office:value-type="float" office:value="-3.37987114304004" calcext:value-type="float">
            <text:p>-3.37987114304004</text:p>
          </table:table-cell>
          <table:table-cell table:formula="of:=LOG([.C11])" office:value-type="float" office:value="-2.20614217509471" calcext:value-type="float">
            <text:p>-2.20614217509471</text:p>
          </table:table-cell>
          <table:table-cell office:value-type="float" office:value="-15016.9130427247" calcext:value-type="float">
            <text:p>-15016.9130427247</text:p>
          </table:table-cell>
          <table:table-cell office:value-type="float" office:value="0.526721520554526" calcext:value-type="float">
            <text:p>0.526721520554526</text:p>
          </table:table-cell>
          <table:table-cell table:formula="of:=ABS([.I11])" office:value-type="float" office:value="15016.9130427247" calcext:value-type="float">
            <text:p>15016.9130427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81914824041051" calcext:value-type="float">
            <text:p>0.018191482404105</text:p>
          </table:table-cell>
          <table:table-cell office:value-type="float" office:value="0.00826177526738867" calcext:value-type="float">
            <text:p>0.008261775267389</text:p>
          </table:table-cell>
          <table:table-cell office:value-type="float" office:value="-13162.0690010433" calcext:value-type="float">
            <text:p>-13162.0690010433</text:p>
          </table:table-cell>
          <table:table-cell office:value-type="float" office:value="0.317528908764704" calcext:value-type="float">
            <text:p>0.317528908764704</text:p>
          </table:table-cell>
          <table:table-cell/>
          <table:table-cell table:formula="of:=LOG([.B12])" office:value-type="float" office:value="-1.74013190930975" calcext:value-type="float">
            <text:p>-1.74013190930975</text:p>
          </table:table-cell>
          <table:table-cell table:formula="of:=LOG([.C12])" office:value-type="float" office:value="-2.08292662265651" calcext:value-type="float">
            <text:p>-2.08292662265651</text:p>
          </table:table-cell>
          <table:table-cell office:value-type="float" office:value="-13162.0690010433" calcext:value-type="float">
            <text:p>-13162.0690010433</text:p>
          </table:table-cell>
          <table:table-cell office:value-type="float" office:value="0.317528908764704" calcext:value-type="float">
            <text:p>0.317528908764704</text:p>
          </table:table-cell>
          <table:table-cell table:formula="of:=ABS([.I12])" office:value-type="float" office:value="13162.0690010433" calcext:value-type="float">
            <text:p>13162.0690010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7T22:20:15.846365520</meta:creation-date>
    <dc:date>2022-08-07T23:03:53.510350504</dc:date>
    <meta:editing-duration>PT2M36S</meta:editing-duration>
    <meta:editing-cycles>1</meta:editing-cycles>
    <meta:document-statistic meta:table-count="1" meta:cell-count="114" meta:object-count="0"/>
    <meta:generator>LibreOffice/6.0.7.3$Linux_X86_64 LibreOffice_project/00m0$Build-3</meta:generator>
  </office:meta>
</office:document-meta>
</file>